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YS Text" svg:font-family="'YS Text', Arial, Helvetica, 'Arial Unicode MS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414418" officeooo:paragraph-rsid="0056c2f0"/>
    </style:style>
    <style:style style:name="P2" style:family="paragraph" style:parent-style-name="Text_20_body">
      <style:text-properties officeooo:rsid="0058aa45" officeooo:paragraph-rsid="0058aa45"/>
    </style:style>
    <style:style style:name="P3" style:family="paragraph" style:parent-style-name="Text_20_body">
      <style:text-properties officeooo:rsid="005c67e1" officeooo:paragraph-rsid="005c67e1"/>
    </style:style>
    <style:style style:name="P4" style:family="paragraph" style:parent-style-name="Text_20_body">
      <style:text-properties officeooo:rsid="005ca8ec" officeooo:paragraph-rsid="005ca8ec"/>
    </style:style>
    <style:style style:name="P5" style:family="paragraph" style:parent-style-name="Text_20_body">
      <style:text-properties officeooo:paragraph-rsid="005ca8ec"/>
    </style:style>
    <style:style style:name="P6" style:family="paragraph" style:parent-style-name="Text_20_body">
      <style:text-properties officeooo:rsid="005ce958" officeooo:paragraph-rsid="005ce958"/>
    </style:style>
    <style:style style:name="P7" style:family="paragraph" style:parent-style-name="Text_20_body">
      <style:text-properties officeooo:rsid="005d98e0" officeooo:paragraph-rsid="005d98e0"/>
    </style:style>
    <style:style style:name="P8" style:family="paragraph" style:parent-style-name="Text_20_body">
      <style:text-properties officeooo:rsid="00605a6a" officeooo:paragraph-rsid="00605a6a"/>
    </style:style>
    <style:style style:name="P9" style:family="paragraph" style:parent-style-name="Text_20_body">
      <style:text-properties officeooo:rsid="0062a270" officeooo:paragraph-rsid="0062a270"/>
    </style:style>
    <style:style style:name="P10" style:family="paragraph" style:parent-style-name="Text_20_body" style:list-style-name="L2">
      <style:text-properties officeooo:rsid="0062a270" officeooo:paragraph-rsid="0062a270"/>
    </style:style>
    <style:style style:name="P11" style:family="paragraph" style:parent-style-name="Text_20_body">
      <style:text-properties officeooo:rsid="0062a270" officeooo:paragraph-rsid="0062be4c"/>
    </style:style>
    <style:style style:name="P12" style:family="paragraph" style:parent-style-name="Heading">
      <style:text-properties fo:language="ru" fo:country="RU" officeooo:rsid="004dbd42"/>
    </style:style>
    <style:style style:name="P13" style:family="paragraph" style:parent-style-name="Heading_20_3">
      <style:text-properties fo:language="ru" fo:country="RU" officeooo:rsid="00414418" officeooo:paragraph-rsid="00414418"/>
    </style:style>
    <style:style style:name="P14" style:family="paragraph" style:parent-style-name="Heading_20_3">
      <style:text-properties fo:language="ru" fo:country="RU" officeooo:rsid="0047fa5e" officeooo:paragraph-rsid="0058aa45"/>
    </style:style>
    <style:style style:name="P15" style:family="paragraph" style:parent-style-name="Heading_20_3">
      <style:text-properties fo:language="ru" fo:country="RU" officeooo:rsid="0047fa5e" officeooo:paragraph-rsid="005c67e1"/>
    </style:style>
    <style:style style:name="P16" style:family="paragraph" style:parent-style-name="Heading_20_3">
      <style:text-properties fo:language="ru" fo:country="RU" officeooo:rsid="0047fa5e" officeooo:paragraph-rsid="005d98e0"/>
    </style:style>
    <style:style style:name="P17" style:family="paragraph" style:parent-style-name="Heading_20_3">
      <style:text-properties fo:language="ru" fo:country="RU" officeooo:rsid="0047fa5e" officeooo:paragraph-rsid="00605a6a"/>
    </style:style>
    <style:style style:name="P18" style:family="paragraph" style:parent-style-name="Heading_20_3">
      <style:text-properties fo:language="ru" fo:country="RU" officeooo:rsid="0062a270" officeooo:paragraph-rsid="0062a270"/>
    </style:style>
    <style:style style:name="P19" style:family="paragraph" style:parent-style-name="Heading_20_1">
      <style:text-properties fo:language="ru" fo:country="RU" officeooo:rsid="002440e4" officeooo:paragraph-rsid="001973c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3a0cf"/>
    </style:style>
    <style:style style:name="T3" style:family="text">
      <style:text-properties fo:language="ru" fo:country="RU" fo:font-weight="bold" officeooo:rsid="0053a0cf" style:font-weight-asian="bold" style:font-weight-complex="bold"/>
    </style:style>
    <style:style style:name="T4" style:family="text">
      <style:text-properties fo:language="ru" fo:country="RU" fo:font-weight="bold" officeooo:rsid="00615491" style:font-weight-asian="bold" style:font-weight-complex="bold"/>
    </style:style>
    <style:style style:name="T5" style:family="text">
      <style:text-properties fo:language="ru" fo:country="RU" officeooo:rsid="00554110"/>
    </style:style>
    <style:style style:name="T6" style:family="text">
      <style:text-properties fo:language="ru" fo:country="RU" officeooo:rsid="0056c2f0"/>
    </style:style>
    <style:style style:name="T7" style:family="text">
      <style:text-properties fo:language="ru" fo:country="RU" officeooo:rsid="0058aa45"/>
    </style:style>
    <style:style style:name="T8" style:family="text">
      <style:text-properties fo:language="ru" fo:country="RU" officeooo:rsid="005a6d8e"/>
    </style:style>
    <style:style style:name="T9" style:family="text">
      <style:text-properties fo:language="ru" fo:country="RU" officeooo:rsid="005c67e1"/>
    </style:style>
    <style:style style:name="T10" style:family="text">
      <style:text-properties fo:language="ru" fo:country="RU" officeooo:rsid="005ce958"/>
    </style:style>
    <style:style style:name="T11" style:family="text">
      <style:text-properties fo:language="ru" fo:country="RU" officeooo:rsid="005ca8ec"/>
    </style:style>
    <style:style style:name="T12" style:family="text">
      <style:text-properties fo:language="ru" fo:country="RU" officeooo:rsid="006015a4"/>
    </style:style>
    <style:style style:name="T13" style:family="text">
      <style:text-properties fo:language="ru" fo:country="RU" officeooo:rsid="00605a6a"/>
    </style:style>
    <style:style style:name="T14" style:family="text">
      <style:text-properties fo:language="ru" fo:country="RU" officeooo:rsid="0062a270"/>
    </style:style>
    <style:style style:name="T15" style:family="text">
      <style:text-properties fo:language="ru" fo:country="RU" officeooo:rsid="0062be4c"/>
    </style:style>
    <style:style style:name="T16" style:family="text">
      <style:text-properties officeooo:rsid="00537e1f"/>
    </style:style>
    <style:style style:name="T17" style:family="text">
      <style:text-properties officeooo:rsid="0053a0cf"/>
    </style:style>
    <style:style style:name="T18" style:family="text">
      <style:text-properties officeooo:rsid="0058aa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16">Диалектика бросковой руки</text:span></text:h>
      <text:p text:style-name="P12"><text:span text:style-name="T16">Кто лучше играет в баскетбол: кит или слон, Шварценеггер или Сталлоне, левши или правши.</text:span></text:p>
      <text:h text:style-name="P13" text:outline-level="3">«На <text:span text:style-name="T17">первый-второй рассчитайсь!»</text:span></text:h>
      <text:p text:style-name="P1"><text:span text:style-name="T2">Начнём с очевидного. У разных людей разная ведущая рука: у кого-то правая, у кого-то левая. А ещё есть амбидекстры — те, кто владеет обеими руками примерно одинаково. Причина такого разделения — сложная комбинация генетики, факторов внутриутробного развития и социальная среда. Очень сложная комбинация, даже сложнее треугольного нападения. К счастью, в современном баскетболе, где бросок с дистанции совершается какой-то одной рукой, а вторая только помогает (в отличие от олдскульной двуручной техники), можно </text:span><text:span text:style-name="T3">строго поделить всех на левшей и правшей</text:span><text:span text:style-name="T2"> просто по тому, </text:span><text:span text:style-name="T3">какой рукой </text:span><text:span text:style-name="T4">игрок бросает</text:span><text:span text:style-name="T3"> мяч</text:span><text:span text:style-name="T2">. </text:span><text:span text:style-name="T6">Э</text:span><text:span text:style-name="T5">то может не совпадать с ведущей рукой игрока в жизни. </text:span><text:span text:style-name="T6">В частности, утверждается (https://www.sportskeeda.com/basketball/3-current-nba-players-righties-shoot-left-handed), что Леброн Джеймс, Руди Гобер и Рассел Вестбрук — левши, бросающие правой, а Бен Симмонс, Майк Конли и Люк Кеннард — правши, бросающие левой.</text:span></text:p>
      <text:p text:style-name="P1"><text:span text:style-name="T2">Информация </text:span><text:span text:style-name="T6">о бросковой руке</text:span><text:span text:style-name="T2"> доступна на сайте </text:span><text:a xlink:type="simple" xlink:href="https://www.basketball-reference.com/" text:style-name="Internet_20_link" text:visited-style-name="Visited_20_Internet_20_Link"><text:span text:style-name="T2">https://www.basketball-reference.com</text:span></text:a><text:span text:style-name="T2">. Так что можно посмотреть, как этот фактор влияет на игру.</text:span></text:p>
      <text:h text:style-name="P14" text:outline-level="3"><text:span text:style-name="T18">Тезис № 1: леворуких в спорте больше, чем в жизни</text:span></text:h>
      <text:p text:style-name="P2"><text:span text:style-name="T1">Доля левшей для всего человечества оценивается в </text:span><text:span text:style-name="T8">примерно 10</text:span><text:span text:style-name="T1">%. </text:span><text:span text:style-name="T8">В теории такое соотношение должно давать преимущество «неудобного соперника» в видах спорта типа бокса: все чаще спаррингуют против праворуких оппонентов, что делает </text:span><text:span text:style-name="T9">(</text:span><text:a xlink:type="simple" xlink:href="https://edition.cnn.com/2019/02/25/sport/boxing-left-hand-scli-intl/index.html" text:style-name="Internet_20_link" text:visited-style-name="Visited_20_Internet_20_Link"><text:span text:style-name="T9">https://edition.cnn.com/2019/02/25/sport/boxing-left-hand-scli-intl/index.html</text:span></text:a><text:span text:style-name="T9">) </text:span><text:span text:style-name="T8">для правши леворукого соперника непривычным. Действуя как фактор отбора, это даже небольшое преимущество должно приводить к большей, чем для всей популяции, доле левшей среди топ-спортсменов</text:span><text:span text:style-name="T9">.</text:span></text:p>
      <text:p text:style-name="P3"><text:span text:style-name="T1">Вот как менялось количество игроков, принимавших участие в регулярных сезонах НБА:</text:span></text:p>
      <text:p text:style-name="P3"><text:span text:style-name="T1">(01_count.png)</text:span></text:p>
      <text:p text:style-name="P3"><text:span text:style-name="T1">Сложно что-то сказать кроме того, что тренд есть для обеих групп. Тогда посчитаем для каждого сезона долю минут на паркете, проведённых игроками-левшами и игроками-правшами, и получим контр-тезис: бросающие левой рукой почти всегда получают примерно 10% игрового времени.</text:span></text:p>
      <text:p text:style-name="P3"><text:span text:style-name="T1"><text:s/>(02_min_pct.png)</text:span></text:p>
      <text:p text:style-name="P3"><text:span text:style-name="T1"/></text:p>
      <text:h text:style-name="P15" text:outline-level="3"><text:span text:style-name="T18">Тезис № 2: леворукость даёт преимущество</text:span></text:h>
      <text:p text:style-name="P5"><text:span text:style-name="T7">Т</text:span><text:span text:style-name="T11">огда </text:span><text:span text:style-name="T10">возможно преимущество всё же есть, просто оно не трансформируется в увеличение игрового времени, а выражено, например, в виде большего количества набираемых очков.</text:span><text:span text:style-name="T11"> </text:span></text:p>
      <text:p text:style-name="P4"><text:soft-page-break/><text:span text:style-name="T7">(03_pts_pct.png</text:span><text:span text:style-name="T1">)</text:span></text:p>
      <text:p text:style-name="P6"><text:span text:style-name="T1">Всё те же 10%</text:span></text:p>
      <text:p text:style-name="P6"><text:span text:style-name="T1">Аналогично для подборов и передач. Чтобы не вставлять третий почти идентичный график, лучше покажу, какой игрок-левша набирал\подбирал\отдавал больше всех в каждом сезоне:</text:span></text:p>
      <text:p text:style-name="P6"><text:span text:style-name="T1">(04_top_stats.png)</text:span></text:p>
      <text:p text:style-name="P6"><text:span text:style-name="T1">Тут видны целые эпохи Джеймса Хардена по очкам\передачам и Деандре Джордана — по подборам. А ещё заметно, что сезон 2006-07 был крайне неудачным для левшей: Зак Рендольф — топ по очкам (!), Андрис Биендринш — по подборам и Делонте Вест — по передачам. Сплошные аномалии.</text:span></text:p>
      <text:h text:style-name="P16" text:outline-level="3"><text:span text:style-name="T18">Тезис № 3: против левшей труднее защищаться</text:span></text:h>
      <text:p text:style-name="P8"><text:span text:style-name="T1">Если это и так, то в количестве штрафных это тоже не проявляется:</text:span></text:p>
      <text:p text:style-name="P8"><text:span text:style-name="T7">(05_fta.png</text:span><text:span text:style-name="T1">)</text:span></text:p>
      <text:p text:style-name="P7"><text:span text:style-name="T7">Х</text:span><text:span text:style-name="T1">отел здесь </text:span><text:span text:style-name="T13">ещё</text:span><text:span text:style-name="T1"> проверить количество заработанных фолов для обеих групп, но не нашёл источника для получения такой статистики. Имея на руках только количество полученных фолов, долго медитировал над мыслью «если фолы </text:span><text:span text:style-name="T12">в пересчёте на 36 игровых минут</text:span><text:span text:style-name="T1"> у 2х групп одинаковы, то и заработанные фолы тоже должны совпадать», но не смог её доказать или опровергнуть. Возможно это получится кого-нибудь в комментариях.</text:span></text:p>
      <text:h text:style-name="P17" text:outline-level="3"><text:span text:style-name="T18">Синтез</text:span></text:h>
      <text:p text:style-name="P9"><text:span text:style-name="T7">Д</text:span><text:span text:style-name="T1">анные не подтверждают наличие у леворуких игроков значимого преимущества. Возможные причины, почему в этом плане баскетбол отличается от условного бокса:</text:span></text:p>
      <text:list xml:id="list749639713" text:style-name="L2">
        <text:list-item>
          <text:p text:style-name="P10"><text:span text:style-name="T1">это командный вид спорта, где результат складывается из усилий и умений множества игроков</text:span></text:p>
        </text:list-item>
        <text:list-item>
          <text:p text:style-name="P10"><text:span text:style-name="T1">лей-апы и дриблинг современные игроки выполняют любой рукой и в проход идут в любую сторону, т. е. все в некотором смысле амбидекстры и тренируются против таких же амбидекстров</text:span></text:p>
        </text:list-item>
        <text:list-item>
          <text:p text:style-name="P10"><text:span text:style-name="T1">там, где проявляется разделение — броске с дистанции — защитнику почти безразлично, какой именно рукой бросает атакующий</text:span></text:p>
        </text:list-item>
      </text:list>
      <text:h text:style-name="P18" text:outline-level="3">Бонус</text:h>
      <text:p text:style-name="P11"><text:span text:style-name="T1">В сезоне 2022-23 у Атланты, Бостона, Майами и Далласа </text:span><text:span text:style-name="T15">все игроки были правшами. У Кливленда за всю регулярку набралось 10 минут от единственного левши (Дилан Виндлер </text:span><text:a xlink:type="simple" xlink:href="https://www.basketball-reference.com/players/w/windldy01.html" text:style-name="Internet_20_link" text:visited-style-name="Visited_20_Internet_20_Link"><text:span text:style-name="T15">https://www.basketball-reference.com/players/w/windldy01.html</text:span></text:a><text:span text:style-name="T15">), а у Орландо — 30 минут (Джей Скрабб </text:span><text:a xlink:type="simple" xlink:href="https://www.basketball-reference.com/players/s/scrubja01.html" text:style-name="Internet_20_link" text:visited-style-name="Visited_20_Internet_20_Link"><text:span text:style-name="T15">https://www.basketball-reference.com/players/s/scrubja01.html</text:span></text:a><text:span text:style-name="T15">). Причём оба в свои минуты просто разрывали соперника, выдавая 14+ по показателю PER и бросая с EFG в 80+%. </text:span></text:p>
      <text:p text:style-name="P11"><text:span text:style-name="T15">А самой леворукой командой стали Нью-Йорк Никс с Рэндлом, Барретом, Брансоном и Хартенштайном. </text:span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YS Text" svg:font-family="'YS Text', Arial, Helvetica, 'Arial Unicode MS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12:45:07.021986664</meta:creation-date>
    <dc:date>2023-06-25T23:50:17.670487540</dc:date>
    <meta:editing-duration>PT5H51M34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602" meta:character-count="4444" meta:non-whitespace-character-count="3859"/>
  </office:meta>
</office:document-meta>
</file>